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Parfait, bonne session! Voici le résumé de tout ce qu'on a fait aujourd'hui: <text:s text:c="56"/></text:p>
      <text:p text:style-name="Standard"><text:s text:c="135"/></text:p>
      <text:p text:style-name="Standard"><text:s text:c="2"/>Accompli aujourd'hui <text:s text:c="28"/></text:p>
      <text:p text:style-name="Standard"><text:s text:c="135"/></text:p>
      <text:p text:style-name="Standard"><text:s text:c="2"/>- Seed jurisprudence v2: 114 nouveaux cas (62 QC + 52 ON) — total 97 QC, 895 ON <text:s text:c="53"/></text:p>
      <text:p text:style-name="Standard"><text:s text:c="2"/>- ChromaDB: repopulé à 992 embeddings <text:s text:c="95"/></text:p>
      <text:p text:style-name="Standard"><text:s text:c="2"/>- Email notifications: SMTP localhost fonctionnel, email HTML pro envoyé à ton Gmail <text:s text:c="48"/></text:p>
      <text:p text:style-name="Standard"><text:s text:c="2"/>- Seed lois ON: 37 → 198 articles HTA <text:s text:c="95"/></text:p>
      <text:p text:style-name="Standard"><text:s text:c="2"/>- Systemd service: ticket911.service enabled, auto-restart au reboot <text:s text:c="64"/></text:p>
      <text:p text:style-name="Standard"><text:s text:c="2"/>- Dotenv: .env propre, load_dotenv() dans api.py + base_agent.py <text:s text:c="68"/></text:p>
      <text:p text:style-name="Standard"><text:s text:c="2"/>- Flask API: relancé, health OK (26 agents, 24,770 juris, 4,280 lois) <text:s text:c="63"/></text:p>
      <text:p text:style-name="Standard"><text:s text:c="135"/></text:p>
      <text:p text:style-name="Standard"><text:s text:c="2"/>À me fournir quand tu es prêt <text:s text:c="103"/></text:p>
      <text:p text:style-name="Standard"/>
      <text:p text:style-name="Standard"><text:s text:c="2"/>1. SMTP_PASS (mot de passe alert@seoparai.com)</text:p>
      <text:p text:style-name="Standard"><text:s text:c="2"/>2. MINDEE_API_KEY (OCR photo ticket — gratuit 250/mois)</text:p>
      <text:p text:style-name="Standard"/>
      <text:p text:style-name="Standard"><text:s text:c="2"/>Lien pour voir le scanner</text:p>
      <text:p text:style-name="Standard"/>
      <text:p text:style-name="Standard"><text:s text:c="2"/>https://seoparai.com/scanticket/</text:p>
      <text:p text:style-name="Standard"/>
      <text:p text:style-name="Standard"><text:s text:c="2"/>Bonne soirée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Scanner Ticket (frontend) │ https://seoparai.com/scanticket/ <text:s text:c="20"/>│</text:p>
      <text:p text:style-name="Standard"><text:s text:c="2"/>├───────────────────────────┼──────────────────────────────────────────────────────┤</text:p>
      <text:p text:style-name="Standard"><text:s text:c="2"/>│ API Health <text:s text:c="15"/>│ https://seoparai.com/scanticket/api/health <text:s text:c="10"/>│</text:p>
      <text:p text:style-name="Standard"><text:s text:c="2"/>├───────────────────────────┼──────────────────────────────────────────────────────┤</text:p>
      <text:p text:style-name="Standard"><text:s text:c="2"/>│ API Stats <text:s text:c="16"/>│ https://seoparai.com/scanticket/api/stats <text:s text:c="11"/>│</text:p>
      <text:p text:style-name="Standard"><text:s text:c="2"/>├───────────────────────────┼──────────────────────────────────────────────────────┤</text:p>
      <text:p text:style-name="Standard"><text:s text:c="2"/>│ API Résultats <text:s text:c="12"/>│ https://seoparai.com/scanticket/api/results <text:s text:c="9"/>│</text:p>
      <text:p text:style-name="Standard"><text:s text:c="2"/>├───────────────────────────┼──────────────────────────────────────────────────────┤</text:p>
      <text:p text:style-name="Standard"><text:s text:c="2"/>│ Rapport PDF (exemple) <text:s text:c="4"/>│ https://seoparai.com/scanticket/api/rapport/C28425F0 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clipseSpark </meta:initial-creator>
    <meta:creation-date>2011-11-28T23:36:19</meta:creation-date>
    <meta:generator>LibreOffice/25.2.3.2$Linux_X86_64 LibreOffice_project/520$Build-2</meta:generator>
    <dc:date>2026-02-10T09:48:05.961636846</dc:date>
    <meta:editing-duration>PT31S</meta:editing-duration>
    <meta:editing-cycles>2</meta:editing-cycles>
    <meta:document-statistic meta:table-count="0" meta:image-count="0" meta:object-count="0" meta:page-count="1" meta:paragraph-count="27" meta:word-count="153" meta:character-count="2623" meta:non-whitespace-character-count="1262"/>
  </office:meta>
</office:document-meta>
</file>